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draw:marker-start-width="0.352cm" draw:marker-end-width="0.352cm" draw:fill="solid" draw:fill-color="#000000" draw:textarea-vertical-align="middle" draw:auto-grow-height="false" fo:min-height="0.749cm" fo:min-width="0.499cm" fo:padding-top="0.175cm" fo:padding-bottom="0.175cm" fo:padding-left="0.3cm" fo:padding-right="0.3cm"/>
    </style:style>
    <style:style style:name="gr2"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3" style:family="graphic" style:parent-style-name="standard">
      <style:graphic-properties svg:stroke-width="0.102cm" draw:marker-start-width="0.352cm" draw:marker-end-width="0.352cm" draw:textarea-horizontal-align="center" draw:textarea-vertical-align="middle" fo:padding-top="0.175cm" fo:padding-bottom="0.175cm" fo:padding-left="0.3cm" fo:padding-right="0.3cm"/>
    </style:style>
    <style:style style:name="gr4" style:family="graphic" style:parent-style-name="standard">
      <style:graphic-properties svg:stroke-width="0.102cm" draw:marker-start-width="0.352cm" draw:marker-end-width="0.352cm" draw:fill="solid" draw:fill-color="#ff0000" draw:textarea-horizontal-align="center" draw:textarea-vertical-align="middle" fo:padding-top="0.175cm" fo:padding-bottom="0.175cm" fo:padding-left="0.3cm" fo:padding-right="0.3cm"/>
    </style:style>
    <style:style style:name="gr5" style:family="graphic" style:parent-style-name="standard">
      <style:graphic-properties svg:stroke-width="0.1cm" draw:marker-start-width="0.35cm" draw:marker-end-width="0.35cm" draw:textarea-horizontal-align="center" draw:textarea-vertical-align="middle" fo:padding-top="0.175cm" fo:padding-bottom="0.175cm" fo:padding-left="0.3cm" fo:padding-right="0.3cm"/>
    </style:style>
    <style:style style:name="gr6" style:family="graphic" style:parent-style-name="standard">
      <style:graphic-properties svg:stroke-width="0.1cm" draw:textarea-horizontal-align="center" draw:textarea-vertical-align="middle" fo:padding-top="0.175cm" fo:padding-bottom="0.175cm" fo:padding-left="0.3cm" fo:padding-right="0.3cm"/>
    </style:style>
    <style:style style:name="gr7" style:family="graphic" style:parent-style-name="standard">
      <style:graphic-properties draw:stroke="none" svg:stroke-width="0.1cm" svg:stroke-color="#000000" draw:fill="none" draw:fill-color="#ffffff" draw:textarea-horizontal-align="left" draw:auto-grow-height="true" draw:auto-grow-width="true" fo:min-height="0cm" fo:min-width="0cm" fo:padding-top="0.175cm" fo:padding-bottom="0.175cm" fo:padding-left="0.3cm" fo:padding-right="0.3cm"/>
    </style:style>
    <style:style style:name="P1" style:family="paragraph">
      <style:paragraph-properties fo:text-align="center"/>
    </style:style>
    <style:style style:name="P2" style:family="paragraph">
      <style:paragraph-properties fo:margin-left="0cm" fo:margin-right="0cm" fo:text-align="center" fo:text-indent="0cm"/>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cma" svg:width="2.076cm" svg:height="1.925cm" svg:x="4.578cm" svg:y="3.9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xml:id="id2" draw:id="id2" draw:layer="cma" svg:width="1.113cm" svg:height="1.143cm" svg:x="5.145cm" svg:y="6.992cm">
          <text:p text:style-name="P2">F</text:p>
        </draw:rect>
        <draw:rect draw:style-name="gr2" draw:text-style-name="P2" xml:id="id4" draw:id="id4" draw:layer="cma" svg:width="1.113cm" svg:height="1.143cm" svg:x="6.578cm" svg:y="6.965cm">
          <text:p text:style-name="P2">M</text:p>
        </draw:rect>
        <draw:rect draw:style-name="gr2" draw:text-style-name="P2" xml:id="id3" draw:id="id3" draw:layer="cma" svg:width="1.443cm" svg:height="1.142cm" svg:x="3.135cm" svg:y="6.993cm">
          <text:p text:style-name="P2">DOF</text:p>
        </draw:rect>
        <draw:connector draw:style-name="gr3" draw:text-style-name="P1" draw:layer="cma" svg:x1="5.616cm" svg:y1="5.89cm" svg:x2="5.701cm" svg:y2="6.992cm" draw:start-shape="id1" draw:start-glue-point="2" draw:end-shape="id2" draw:end-glue-point="0" svg:d="m5616 5890v551h85v551" svg:viewBox="0 0 86 1103">
          <text:p/>
        </draw:connector>
        <draw:connector draw:style-name="gr3" draw:text-style-name="P1" draw:layer="cma" svg:x1="5.616cm" svg:y1="5.89cm" svg:x2="3.856cm" svg:y2="6.993cm" draw:start-shape="id1" draw:start-glue-point="2" draw:end-shape="id3" draw:end-glue-point="0" svg:d="m5616 5890v552h-1760v551" svg:viewBox="0 0 1761 1104">
          <text:p/>
        </draw:connector>
        <draw:connector draw:style-name="gr3" draw:text-style-name="P1" draw:layer="cma" svg:x1="7.134cm" svg:y1="6.965cm" svg:x2="5.616cm" svg:y2="5.89cm" draw:start-shape="id4" draw:start-glue-point="0" draw:end-shape="id1" draw:end-glue-point="2" svg:d="m7134 6965v-537h-1518v-538" svg:viewBox="0 0 1519 1076">
          <text:p/>
        </draw:connector>
        <draw:rect draw:style-name="gr4" draw:text-style-name="P2" xml:id="id5" draw:id="id5" draw:layer="cma" svg:width="1.943cm" svg:height="1.142cm" svg:x="8.135cm" svg:y="6.965cm">
          <text:p text:style-name="P2">solver</text:p>
        </draw:rect>
        <draw:connector draw:style-name="gr5" draw:text-style-name="P1" draw:layer="cma" svg:x1="5.616cm" svg:y1="5.89cm" svg:x2="9.106cm" svg:y2="6.965cm" draw:start-shape="id1" draw:start-glue-point="2" draw:end-shape="id5" draw:end-glue-point="0" svg:d="m5616 5890v551h1779v-27h1711v551" svg:viewBox="0 0 3491 1076">
          <text:p/>
        </draw:connector>
        <draw:custom-shape draw:style-name="gr1" draw:text-style-name="P1" xml:id="id6" draw:id="id6" draw:layer="cma" svg:width="2.076cm" svg:height="1.925cm" svg:x="1.635cm" svg:y="0.6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6" draw:text-style-name="P1" draw:layer="cma" svg:x1="2.673cm" svg:y1="2.56cm" svg:x2="5.616cm" svg:y2="3.965cm" draw:start-shape="id6" draw:start-glue-point="2" draw:end-shape="id1" draw:end-glue-point="0" svg:d="m2673 2560v702h2943v703" svg:viewBox="0 0 2944 1406">
          <text:p/>
        </draw:connector>
        <draw:frame draw:style-name="gr7" draw:layer="cma" svg:width="2.397cm" svg:height="1.062cm" svg:x="3.738cm" svg:y="1.135cm">
          <draw:text-box>
            <text:p>Scene</text:p>
          </draw:text-box>
        </draw:frame>
        <draw:custom-shape draw:style-name="gr1" draw:text-style-name="P1" xml:id="id7" draw:id="id7" draw:layer="cma" svg:width="2.076cm" svg:height="1.925cm" svg:x="12.578cm" svg:y="3.9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xml:id="id8" draw:id="id8" draw:layer="cma" svg:width="1.113cm" svg:height="1.143cm" svg:x="13.145cm" svg:y="6.992cm">
          <text:p text:style-name="P2">F</text:p>
        </draw:rect>
        <draw:rect draw:style-name="gr2" draw:text-style-name="P2" xml:id="id10" draw:id="id10" draw:layer="cma" svg:width="1.113cm" svg:height="1.143cm" svg:x="14.578cm" svg:y="6.965cm">
          <text:p text:style-name="P2">M</text:p>
        </draw:rect>
        <draw:rect draw:style-name="gr2" draw:text-style-name="P2" xml:id="id9" draw:id="id9" draw:layer="cma" svg:width="1.443cm" svg:height="1.142cm" svg:x="11.375cm" svg:y="6.992cm">
          <text:p text:style-name="P2">DOF</text:p>
        </draw:rect>
        <draw:connector draw:style-name="gr3" draw:text-style-name="P1" draw:layer="cma" svg:x1="13.616cm" svg:y1="5.89cm" svg:x2="13.701cm" svg:y2="6.992cm" draw:start-shape="id7" draw:start-glue-point="2" draw:end-shape="id8" draw:end-glue-point="0" svg:d="m13616 5890v551h85v551" svg:viewBox="0 0 86 1103">
          <text:p/>
        </draw:connector>
        <draw:connector draw:style-name="gr3" draw:text-style-name="P1" draw:layer="cma" svg:x1="13.616cm" svg:y1="5.89cm" svg:x2="12.096cm" svg:y2="6.992cm" draw:start-shape="id7" draw:start-glue-point="2" draw:end-shape="id9" draw:end-glue-point="0" svg:d="m13616 5890v551h-1520v551" svg:viewBox="0 0 1521 1103">
          <text:p/>
        </draw:connector>
        <draw:connector draw:style-name="gr3" draw:text-style-name="P1" draw:layer="cma" svg:x1="15.134cm" svg:y1="6.965cm" svg:x2="13.616cm" svg:y2="5.89cm" draw:start-shape="id10" draw:start-glue-point="0" draw:end-shape="id7" draw:end-glue-point="2" svg:d="m15134 6965v-537h-1518v-538" svg:viewBox="0 0 1519 1076">
          <text:p/>
        </draw:connector>
        <draw:rect draw:style-name="gr4" draw:text-style-name="P2" xml:id="id11" draw:id="id11" draw:layer="cma" svg:width="1.943cm" svg:height="1.142cm" svg:x="16.135cm" svg:y="6.965cm">
          <text:p text:style-name="P2">solver</text:p>
        </draw:rect>
        <draw:connector draw:style-name="gr5" draw:text-style-name="P1" draw:layer="cma" svg:x1="13.616cm" svg:y1="5.89cm" svg:x2="17.106cm" svg:y2="6.965cm" draw:start-shape="id7" draw:start-glue-point="2" draw:end-shape="id11" draw:end-glue-point="0" svg:d="m13616 5890v551h1779v-27h1711v551" svg:viewBox="0 0 3491 1076">
          <text:p/>
        </draw:connector>
        <draw:connector draw:style-name="gr6" draw:text-style-name="P1" draw:layer="cma" svg:x1="2.673cm" svg:y1="2.56cm" svg:x2="13.616cm" svg:y2="3.965cm" draw:start-shape="id6" draw:start-glue-point="2" draw:end-shape="id7" draw:end-glue-point="0" svg:d="m2673 2560v702h10943v703" svg:viewBox="0 0 10944 1406">
          <text:p/>
        </draw:connector>
        <draw:frame draw:style-name="gr7" draw:layer="cma" svg:width="2.964cm" svg:height="1.062cm" svg:x="6.578cm" svg:y="4.635cm">
          <draw:text-box>
            <text:p>Object 1</text:p>
          </draw:text-box>
        </draw:frame>
        <draw:frame draw:style-name="gr7" draw:layer="cma" svg:width="2.964cm" svg:height="1.062cm" svg:x="14.578cm" svg:y="4.573cm">
          <draw:text-box>
            <text:p>Object 2</text:p>
          </draw:text-box>
        </draw:frame>
      </draw:page>
      <draw:page draw:name="page2" draw:style-name="dp1" draw:master-page-name="Default">
        <draw:custom-shape draw:style-name="gr1" draw:text-style-name="P1" xml:id="id12" draw:id="id12" draw:layer="cma" svg:width="2.076cm" svg:height="1.925cm" svg:x="6.578cm" svg:y="3.9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xml:id="id13" draw:id="id13" draw:layer="cma" svg:width="1.113cm" svg:height="1.143cm" svg:x="7.145cm" svg:y="6.992cm">
          <text:p text:style-name="P2">F</text:p>
        </draw:rect>
        <draw:rect draw:style-name="gr2" draw:text-style-name="P2" xml:id="id15" draw:id="id15" draw:layer="cma" svg:width="1.113cm" svg:height="1.143cm" svg:x="8.578cm" svg:y="6.965cm">
          <text:p text:style-name="P2">M</text:p>
        </draw:rect>
        <draw:rect draw:style-name="gr2" draw:text-style-name="P2" xml:id="id14" draw:id="id14" draw:layer="cma" svg:width="1.443cm" svg:height="1.142cm" svg:x="5.135cm" svg:y="6.993cm">
          <text:p text:style-name="P2">DOF</text:p>
        </draw:rect>
        <draw:connector draw:style-name="gr3" draw:text-style-name="P1" draw:layer="cma" svg:x1="7.616cm" svg:y1="5.89cm" svg:x2="7.701cm" svg:y2="6.992cm" draw:start-shape="id12" draw:start-glue-point="2" draw:end-shape="id13" draw:end-glue-point="0" svg:d="m7616 5890v551h85v551" svg:viewBox="0 0 86 1103">
          <text:p/>
        </draw:connector>
        <draw:connector draw:style-name="gr3" draw:text-style-name="P1" draw:layer="cma" svg:x1="7.616cm" svg:y1="5.89cm" svg:x2="5.856cm" svg:y2="6.993cm" draw:start-shape="id12" draw:start-glue-point="2" draw:end-shape="id14" draw:end-glue-point="0" svg:d="m7616 5890v552h-1760v551" svg:viewBox="0 0 1761 1104">
          <text:p/>
        </draw:connector>
        <draw:connector draw:style-name="gr3" draw:text-style-name="P1" draw:layer="cma" svg:x1="9.134cm" svg:y1="6.965cm" svg:x2="7.616cm" svg:y2="5.89cm" draw:start-shape="id15" draw:start-glue-point="0" draw:end-shape="id12" draw:end-glue-point="2" svg:d="m9134 6965v-537h-1518v-538" svg:viewBox="0 0 1519 1076">
          <text:p/>
        </draw:connector>
        <draw:custom-shape draw:style-name="gr1" draw:text-style-name="P1" xml:id="id16" draw:id="id16" draw:layer="cma" svg:width="2.076cm" svg:height="1.925cm" svg:x="5.059cm" svg:y="0.63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onnector draw:style-name="gr6" draw:text-style-name="P1" draw:layer="cma" draw:line-skew="-0.127cm" svg:x1="6.097cm" svg:y1="2.56cm" svg:x2="7.616cm" svg:y2="3.965cm" draw:start-shape="id16" draw:start-glue-point="2" draw:end-shape="id12" draw:end-glue-point="0" svg:d="m6097 2560v575h1519v830" svg:viewBox="0 0 1520 1406">
          <text:p/>
        </draw:connector>
        <draw:frame draw:style-name="gr7" draw:layer="cma" svg:width="2.397cm" svg:height="1.062cm" svg:x="7.135cm" svg:y="1.135cm">
          <draw:text-box>
            <text:p>Scene</text:p>
          </draw:text-box>
        </draw:frame>
        <draw:custom-shape draw:style-name="gr1" draw:text-style-name="P1" xml:id="id17" draw:id="id17" draw:layer="cma" svg:width="2.076cm" svg:height="1.925cm" svg:x="13.135cm" svg:y="3.965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rect draw:style-name="gr2" draw:text-style-name="P2" xml:id="id18" draw:id="id18" draw:layer="cma" svg:width="1.113cm" svg:height="1.143cm" svg:x="13.702cm" svg:y="6.992cm">
          <text:p text:style-name="P2">F</text:p>
        </draw:rect>
        <draw:rect draw:style-name="gr2" draw:text-style-name="P2" xml:id="id20" draw:id="id20" draw:layer="cma" svg:width="1.113cm" svg:height="1.143cm" svg:x="15.135cm" svg:y="6.965cm">
          <text:p text:style-name="P2">M</text:p>
        </draw:rect>
        <draw:rect draw:style-name="gr2" draw:text-style-name="P2" xml:id="id19" draw:id="id19" draw:layer="cma" svg:width="1.443cm" svg:height="1.142cm" svg:x="11.932cm" svg:y="6.992cm">
          <text:p text:style-name="P2">DOF</text:p>
        </draw:rect>
        <draw:connector draw:style-name="gr3" draw:text-style-name="P1" draw:layer="cma" svg:x1="14.173cm" svg:y1="5.89cm" svg:x2="14.258cm" svg:y2="6.992cm" draw:start-shape="id17" draw:start-glue-point="2" draw:end-shape="id18" draw:end-glue-point="0" svg:d="m14173 5890v551h85v551" svg:viewBox="0 0 86 1103">
          <text:p/>
        </draw:connector>
        <draw:connector draw:style-name="gr3" draw:text-style-name="P1" draw:layer="cma" svg:x1="14.173cm" svg:y1="5.89cm" svg:x2="12.653cm" svg:y2="6.992cm" draw:start-shape="id17" draw:start-glue-point="2" draw:end-shape="id19" draw:end-glue-point="0" svg:d="m14173 5890v551h-1520v551" svg:viewBox="0 0 1521 1103">
          <text:p/>
        </draw:connector>
        <draw:connector draw:style-name="gr3" draw:text-style-name="P1" draw:layer="cma" svg:x1="15.691cm" svg:y1="6.965cm" svg:x2="14.173cm" svg:y2="5.89cm" draw:start-shape="id20" draw:start-glue-point="0" draw:end-shape="id17" draw:end-glue-point="2" svg:d="m15691 6965v-537h-1518v-538" svg:viewBox="0 0 1519 1076">
          <text:p/>
        </draw:connector>
        <draw:rect draw:style-name="gr4" draw:text-style-name="P2" xml:id="id21" draw:id="id21" draw:layer="cma" svg:width="1.943cm" svg:height="1.142cm" svg:x="2.635cm" svg:y="4.135cm">
          <text:p text:style-name="P2">solver</text:p>
        </draw:rect>
        <draw:connector draw:style-name="gr6" draw:text-style-name="P1" draw:layer="cma" draw:line-skew="-0.127cm" svg:x1="6.097cm" svg:y1="2.56cm" svg:x2="14.173cm" svg:y2="3.965cm" draw:start-shape="id16" draw:start-glue-point="2" draw:end-shape="id17" draw:end-glue-point="0" svg:d="m6097 2560v575h8076v830" svg:viewBox="0 0 8077 1406">
          <text:p/>
        </draw:connector>
        <draw:frame draw:style-name="gr7" draw:layer="cma" svg:width="2.964cm" svg:height="1.062cm" svg:x="8.578cm" svg:y="4.635cm">
          <draw:text-box>
            <text:p>Object 1</text:p>
          </draw:text-box>
        </draw:frame>
        <draw:frame draw:style-name="gr7" draw:layer="cma" svg:width="2.964cm" svg:height="1.062cm" svg:x="15.135cm" svg:y="4.573cm">
          <draw:text-box>
            <text:p>Object 2</text:p>
          </draw:text-box>
        </draw:frame>
        <draw:connector draw:style-name="gr6" draw:text-style-name="P1" draw:layer="cma" draw:line-skew="-0.213cm" svg:x1="6.097cm" svg:y1="2.56cm" svg:x2="3.606cm" svg:y2="4.135cm" draw:start-shape="id16" draw:start-glue-point="2" draw:end-shape="id21" draw:end-glue-point="0" svg:d="m6097 2560v575h-2491v1000" svg:viewBox="0 0 2492 1576">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pitch-asian="variable" style:font-size-asian="24pt" style:language-asian="zxx" style:country-asian="none" style:font-family-complex="Arial"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HG Mincho Light J'" style:font-pitch-asian="variable" style:font-size-asian="18pt" style:font-style-asian="normal" style:font-weight-asian="normal" style:font-family-complex="Arial"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19.69cm" fo:page-height="8.9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Vmo"/>
      <draw:layer draw:name="vma"/>
      <draw:layer draw:name="cmo"/>
      <draw:layer draw:name="cma"/>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meta:creation-date>2006-06-11T20:47:46</meta:creation-date>
    <dc:date>2013-10-22T10:17:48</dc:date>
    <dc:language>en-US</dc:language>
    <meta:editing-cycles>32</meta:editing-cycles>
    <meta:editing-duration>PT1H16M50S</meta:editing-duration>
    <dc:creator>ffaure </dc:creator>
    <meta:document-statistic meta:object-count="46"/>
    <meta:user-defined meta:name="Info 1"/>
    <meta:user-defined meta:name="Info 2"/>
    <meta:user-defined meta:name="Info 3"/>
    <meta:user-defined meta:name="Info 4"/>
  </office:meta>
</office:document-meta>
</file>